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Montserrat" svg:font-family="Montserrat, sans-serif"/>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ae80" officeooo:paragraph-rsid="0015ae80"/>
    </style:style>
    <style:style style:name="P2" style:family="paragraph" style:parent-style-name="Standard">
      <style:text-properties officeooo:rsid="0015cb21" officeooo:paragraph-rsid="0015cb21"/>
    </style:style>
    <style:style style:name="P3" style:family="paragraph" style:parent-style-name="Standard">
      <style:text-properties fo:font-weight="bold" officeooo:rsid="0015cb21" officeooo:paragraph-rsid="0015cb21" style:font-weight-asian="bold" style:font-weight-complex="bold"/>
    </style:style>
    <style:style style:name="P4" style:family="paragraph" style:parent-style-name="Standard">
      <style:text-properties fo:font-weight="bold" officeooo:rsid="001dbf02" officeooo:paragraph-rsid="001dbf02" style:font-weight-asian="bold" style:font-weight-complex="bold"/>
    </style:style>
    <style:style style:name="P5" style:family="paragraph" style:parent-style-name="Standard">
      <style:text-properties fo:font-weight="bold" officeooo:rsid="002067c3" officeooo:paragraph-rsid="002067c3" style:font-weight-asian="bold" style:font-weight-complex="bold"/>
    </style:style>
    <style:style style:name="P6" style:family="paragraph" style:parent-style-name="Standard">
      <style:text-properties style:text-underline-style="none" fo:font-weight="bold" officeooo:rsid="0015ae80" officeooo:paragraph-rsid="0015ae80" style:font-weight-asian="bold" style:font-weight-complex="bold"/>
    </style:style>
    <style:style style:name="P7" style:family="paragraph" style:parent-style-name="Standard">
      <style:text-properties officeooo:rsid="00161013" officeooo:paragraph-rsid="00161013"/>
    </style:style>
    <style:style style:name="P8" style:family="paragraph" style:parent-style-name="Standard">
      <style:text-properties officeooo:rsid="0017b012" officeooo:paragraph-rsid="0017b012"/>
    </style:style>
    <style:style style:name="P9" style:family="paragraph" style:parent-style-name="Standard">
      <style:text-properties officeooo:rsid="0019a743" officeooo:paragraph-rsid="0019a743"/>
    </style:style>
    <style:style style:name="P10" style:family="paragraph" style:parent-style-name="Standard">
      <style:text-properties officeooo:rsid="001b0e4b" officeooo:paragraph-rsid="001b0e4b"/>
    </style:style>
    <style:style style:name="P11" style:family="paragraph" style:parent-style-name="Standard">
      <style:text-properties officeooo:rsid="001c888b" officeooo:paragraph-rsid="001c888b"/>
    </style:style>
    <style:style style:name="P12" style:family="paragraph" style:parent-style-name="Standard">
      <style:text-properties officeooo:rsid="001caee3" officeooo:paragraph-rsid="001caee3"/>
    </style:style>
    <style:style style:name="P13" style:family="paragraph" style:parent-style-name="Standard">
      <style:text-properties officeooo:rsid="001dbf02" officeooo:paragraph-rsid="001dbf02"/>
    </style:style>
    <style:style style:name="P14" style:family="paragraph" style:parent-style-name="Standard">
      <style:text-properties officeooo:rsid="001dff66" officeooo:paragraph-rsid="001dff66"/>
    </style:style>
    <style:style style:name="P15" style:family="paragraph" style:parent-style-name="Standard">
      <style:text-properties officeooo:rsid="001eb550" officeooo:paragraph-rsid="001eb550"/>
    </style:style>
    <style:style style:name="P16" style:family="paragraph" style:parent-style-name="Standard">
      <style:text-properties officeooo:rsid="001f86aa" officeooo:paragraph-rsid="001f86aa"/>
    </style:style>
    <style:style style:name="P17" style:family="paragraph" style:parent-style-name="Standard">
      <style:text-properties officeooo:rsid="002067c3" officeooo:paragraph-rsid="002067c3"/>
    </style:style>
    <style:style style:name="P18" style:family="paragraph" style:parent-style-name="Standard">
      <style:text-properties officeooo:rsid="0020fa6c" officeooo:paragraph-rsid="0020fa6c"/>
    </style:style>
    <style:style style:name="P19" style:family="paragraph" style:parent-style-name="Standard" style:list-style-name="L1">
      <style:text-properties officeooo:rsid="0015ae80" officeooo:paragraph-rsid="0015ae80"/>
    </style:style>
    <style:style style:name="P20" style:family="paragraph" style:parent-style-name="Standard" style:list-style-name="L1">
      <style:text-properties officeooo:rsid="0015ae80" officeooo:paragraph-rsid="001b0e4b"/>
    </style:style>
    <style:style style:name="P21" style:family="paragraph" style:parent-style-name="Standard" style:list-style-name="L1">
      <style:text-properties officeooo:rsid="0015cb21" officeooo:paragraph-rsid="0015cb21"/>
    </style:style>
    <style:style style:name="P22" style:family="paragraph" style:parent-style-name="Standard" style:list-style-name="L1">
      <style:text-properties officeooo:rsid="00161013" officeooo:paragraph-rsid="00161013"/>
    </style:style>
    <style:style style:name="P23" style:family="paragraph" style:parent-style-name="Standard">
      <style:text-properties officeooo:rsid="00161013" officeooo:paragraph-rsid="00161013"/>
    </style:style>
    <style:style style:name="P24" style:family="paragraph" style:parent-style-name="Standard" style:list-style-name="L1">
      <style:text-properties officeooo:rsid="0017b012" officeooo:paragraph-rsid="0017b012"/>
    </style:style>
    <style:style style:name="P25" style:family="paragraph" style:parent-style-name="Standard" style:list-style-name="L1">
      <style:text-properties officeooo:rsid="0019a743" officeooo:paragraph-rsid="0019a743"/>
    </style:style>
    <style:style style:name="P26" style:family="paragraph" style:parent-style-name="Standard">
      <style:text-properties officeooo:rsid="0019a743" officeooo:paragraph-rsid="0019a743"/>
    </style:style>
    <style:style style:name="P27" style:family="paragraph" style:parent-style-name="Standard" style:list-style-name="L1">
      <style:text-properties officeooo:rsid="001b0e4b" officeooo:paragraph-rsid="001b0e4b"/>
    </style:style>
    <style:style style:name="P28" style:family="paragraph" style:parent-style-name="Standard" style:list-style-name="L1">
      <style:text-properties officeooo:rsid="001c888b" officeooo:paragraph-rsid="001c888b"/>
    </style:style>
    <style:style style:name="P29" style:family="paragraph" style:parent-style-name="Standard" style:list-style-name="L1">
      <style:text-properties fo:font-variant="normal" fo:text-transform="none" fo:color="#444444" style:font-name="Open Sans" fo:font-size="9.75pt" fo:letter-spacing="normal" fo:font-style="normal" fo:font-weight="normal" officeooo:rsid="001b0e4b" officeooo:paragraph-rsid="001b0e4b"/>
    </style:style>
    <style:style style:name="P30" style:family="paragraph" style:parent-style-name="Standard" style:list-style-name="L1">
      <style:text-properties fo:font-variant="normal" fo:text-transform="none" fo:color="#444444" style:font-name="Open Sans" fo:font-size="9.75pt" fo:letter-spacing="normal" fo:font-style="normal" fo:font-weight="normal" officeooo:rsid="001caee3" officeooo:paragraph-rsid="001caee3"/>
    </style:style>
    <style:style style:name="P31" style:family="paragraph" style:parent-style-name="Standard">
      <style:text-properties fo:font-variant="normal" fo:text-transform="none" fo:color="#444444" style:font-name="Open Sans" fo:font-size="10.5pt" fo:letter-spacing="normal" fo:font-style="normal" fo:font-weight="normal" officeooo:rsid="001c888b" officeooo:paragraph-rsid="001c888b"/>
    </style:style>
    <style:style style:name="P32" style:family="paragraph" style:parent-style-name="Standard">
      <style:text-properties fo:font-variant="normal" fo:text-transform="none" fo:color="#444444" style:font-name="Open Sans" fo:font-size="10.5pt" fo:letter-spacing="normal" fo:font-style="normal" fo:font-weight="normal" officeooo:rsid="001caee3" officeooo:paragraph-rsid="001caee3"/>
    </style:style>
    <style:style style:name="P33" style:family="paragraph" style:parent-style-name="Standard" style:list-style-name="L1">
      <style:text-properties fo:font-variant="normal" fo:text-transform="none" fo:color="#2b511a" style:font-name="Open Sans" fo:font-size="9.75pt" fo:letter-spacing="normal" fo:font-style="normal" fo:font-weight="normal" officeooo:rsid="001b0e4b" officeooo:paragraph-rsid="001b0e4b"/>
    </style:style>
    <style:style style:name="P34" style:family="paragraph" style:parent-style-name="Standard" style:list-style-name="L1">
      <style:text-properties fo:font-variant="normal" fo:text-transform="none" fo:color="#2b511a" style:font-name="Open Sans" fo:font-size="9.75pt" fo:letter-spacing="normal" fo:font-style="normal" fo:font-weight="normal" officeooo:rsid="001caee3" officeooo:paragraph-rsid="001caee3"/>
    </style:style>
    <style:style style:name="P35" style:family="paragraph" style:parent-style-name="Standard" style:list-style-name="L1">
      <style:text-properties fo:font-variant="normal" fo:text-transform="none" fo:color="#ed1c24" style:font-name="Open Sans" fo:font-size="9.75pt" fo:letter-spacing="normal" fo:font-style="normal" fo:font-weight="normal" officeooo:rsid="001b0e4b" officeooo:paragraph-rsid="001b0e4b"/>
    </style:style>
    <style:style style:name="P36" style:family="paragraph" style:parent-style-name="Standard" style:list-style-name="L1">
      <style:text-properties fo:font-variant="normal" fo:text-transform="none" fo:color="#ed1c24" style:font-name="Open Sans" fo:font-size="9.75pt" fo:letter-spacing="normal" fo:font-style="normal" fo:font-weight="normal" officeooo:rsid="001caee3" officeooo:paragraph-rsid="001caee3"/>
    </style:style>
    <style:style style:name="P37" style:family="paragraph" style:parent-style-name="Standard" style:list-style-name="L1">
      <style:text-properties officeooo:rsid="001caee3" officeooo:paragraph-rsid="001caee3"/>
    </style:style>
    <style:style style:name="P38" style:family="paragraph" style:parent-style-name="Standard" style:list-style-name="L1">
      <style:text-properties officeooo:rsid="001dbf02" officeooo:paragraph-rsid="001dbf02"/>
    </style:style>
    <style:style style:name="P39" style:family="paragraph" style:parent-style-name="Standard">
      <style:text-properties officeooo:rsid="001dbf02" officeooo:paragraph-rsid="001dbf02"/>
    </style:style>
    <style:style style:name="P40" style:family="paragraph" style:parent-style-name="Standard" style:list-style-name="L1">
      <style:text-properties officeooo:rsid="001dff66" officeooo:paragraph-rsid="001dff66"/>
    </style:style>
    <style:style style:name="P41" style:family="paragraph" style:parent-style-name="Standard">
      <style:text-properties officeooo:rsid="001dff66" officeooo:paragraph-rsid="002df98f"/>
    </style:style>
    <style:style style:name="P42" style:family="paragraph" style:parent-style-name="Standard" style:list-style-name="L1">
      <style:text-properties officeooo:rsid="001eb550" officeooo:paragraph-rsid="001eb550"/>
    </style:style>
    <style:style style:name="P43" style:family="paragraph" style:parent-style-name="Standard" style:list-style-name="L1">
      <style:text-properties officeooo:rsid="001f86aa" officeooo:paragraph-rsid="001f86aa"/>
    </style:style>
    <style:style style:name="P44" style:family="paragraph" style:parent-style-name="Standard">
      <style:text-properties officeooo:rsid="001f86aa" officeooo:paragraph-rsid="001f86aa"/>
    </style:style>
    <style:style style:name="P45" style:family="paragraph" style:parent-style-name="Standard">
      <style:text-properties officeooo:rsid="001f86aa" officeooo:paragraph-rsid="002c7140"/>
    </style:style>
    <style:style style:name="P46" style:family="paragraph" style:parent-style-name="Standard" style:list-style-name="L1">
      <style:text-properties officeooo:rsid="002067c3" officeooo:paragraph-rsid="002067c3"/>
    </style:style>
    <style:style style:name="P47" style:family="paragraph" style:parent-style-name="Standard">
      <style:text-properties officeooo:rsid="002067c3" officeooo:paragraph-rsid="002067c3"/>
    </style:style>
    <style:style style:name="P48" style:family="paragraph" style:parent-style-name="Standard" style:list-style-name="L1">
      <style:text-properties officeooo:rsid="0020fa6c" officeooo:paragraph-rsid="0020fa6c"/>
    </style:style>
    <style:style style:name="P49" style:family="paragraph" style:parent-style-name="Standard">
      <style:text-properties officeooo:rsid="0020fa6c" officeooo:paragraph-rsid="0020fa6c"/>
    </style:style>
    <style:style style:name="P50" style:family="paragraph" style:parent-style-name="Standard">
      <style:text-properties officeooo:rsid="0020fa6c" officeooo:paragraph-rsid="003840db"/>
    </style:style>
    <style:style style:name="P51" style:family="paragraph" style:parent-style-name="Standard">
      <style:text-properties officeooo:rsid="00265680" officeooo:paragraph-rsid="00265680"/>
    </style:style>
    <style:style style:name="P52" style:family="paragraph" style:parent-style-name="Standard">
      <style:text-properties officeooo:rsid="0026f951" officeooo:paragraph-rsid="0026f951"/>
    </style:style>
    <style:style style:name="P53" style:family="paragraph" style:parent-style-name="Standard">
      <style:text-properties fo:color="#000000" style:font-name="Droid Sans Mono" fo:font-size="10.5pt" fo:font-weight="normal" officeooo:rsid="0015cb21" officeooo:paragraph-rsid="0015cb21" fo:background-color="transparent"/>
    </style:style>
    <style:style style:name="P54" style:family="paragraph" style:parent-style-name="Standard">
      <style:paragraph-properties style:line-height-at-least="0.503cm"/>
      <style:text-properties fo:color="#000000" style:font-name="Droid Sans Mono" fo:font-size="10.5pt" fo:font-weight="normal" fo:background-color="transparent"/>
    </style:style>
    <style:style style:name="P55" style:family="paragraph" style:parent-style-name="Standard">
      <style:paragraph-properties style:line-height-at-least="0.503cm"/>
      <style:text-properties fo:color="#000000" style:font-name="Droid Sans Mono" fo:font-size="10.5pt" fo:font-weight="normal" officeooo:rsid="00161013" officeooo:paragraph-rsid="0026f951" fo:background-color="transparent"/>
    </style:style>
    <style:style style:name="P56" style:family="paragraph" style:parent-style-name="Standard">
      <style:text-properties fo:color="#000000" style:font-name="Droid Sans Mono" fo:font-size="10.5pt" fo:font-weight="normal" officeooo:rsid="002cacd2" officeooo:paragraph-rsid="002cacd2" fo:background-color="transparent"/>
    </style:style>
    <style:style style:name="P57" style:family="paragraph" style:parent-style-name="Standard">
      <style:paragraph-properties style:line-height-at-least="0.503cm"/>
      <style:text-properties fo:color="#000000" style:font-name="Droid Sans Mono" fo:font-size="10.5pt" fo:font-weight="normal" officeooo:rsid="0031ebbc" officeooo:paragraph-rsid="0031ebbc" fo:background-color="transparent"/>
    </style:style>
    <style:style style:name="P58" style:family="paragraph" style:parent-style-name="Standard">
      <style:paragraph-properties style:line-height-at-least="0.503cm"/>
      <style:text-properties fo:color="#000000" fo:background-color="transparent"/>
    </style:style>
    <style:style style:name="P59" style:family="paragraph" style:parent-style-name="Standard">
      <style:text-properties officeooo:rsid="0027b7cf" officeooo:paragraph-rsid="0027b7cf"/>
    </style:style>
    <style:style style:name="P60" style:family="paragraph" style:parent-style-name="Standard">
      <style:text-properties officeooo:rsid="00285ca2" officeooo:paragraph-rsid="00285ca2"/>
    </style:style>
    <style:style style:name="P61" style:family="paragraph" style:parent-style-name="Standard">
      <style:text-properties officeooo:rsid="00285ca2" officeooo:paragraph-rsid="002baa22"/>
    </style:style>
    <style:style style:name="P62" style:family="paragraph" style:parent-style-name="Standard">
      <style:text-properties officeooo:rsid="0028f9f2" officeooo:paragraph-rsid="0028f9f2"/>
    </style:style>
    <style:style style:name="P63" style:family="paragraph" style:parent-style-name="Standard">
      <style:text-properties officeooo:rsid="0028f9f2" officeooo:paragraph-rsid="00371c0d"/>
    </style:style>
    <style:style style:name="P64" style:family="paragraph" style:parent-style-name="Standard">
      <style:text-properties officeooo:rsid="002acaf1" officeooo:paragraph-rsid="002acaf1"/>
    </style:style>
    <style:style style:name="P65" style:family="paragraph" style:parent-style-name="Standard">
      <style:text-properties officeooo:rsid="002baa22" officeooo:paragraph-rsid="002baa22"/>
    </style:style>
    <style:style style:name="P66" style:family="paragraph" style:parent-style-name="Standard">
      <style:text-properties officeooo:rsid="002c7140" officeooo:paragraph-rsid="002c7140"/>
    </style:style>
    <style:style style:name="P67" style:family="paragraph" style:parent-style-name="Standard">
      <style:text-properties officeooo:rsid="002cacd2" officeooo:paragraph-rsid="002cacd2"/>
    </style:style>
    <style:style style:name="P68" style:family="paragraph" style:parent-style-name="Standard">
      <style:text-properties officeooo:rsid="002df98f" officeooo:paragraph-rsid="002df98f"/>
    </style:style>
    <style:style style:name="P69" style:family="paragraph" style:parent-style-name="Standard">
      <style:text-properties fo:color="#ed1c24" officeooo:rsid="0031ebbc" officeooo:paragraph-rsid="0031ebbc"/>
    </style:style>
    <style:style style:name="P70" style:family="paragraph" style:parent-style-name="Standard">
      <style:text-properties fo:color="#ed1c24" officeooo:rsid="00339640" officeooo:paragraph-rsid="00339640"/>
    </style:style>
    <style:style style:name="P71" style:family="paragraph" style:parent-style-name="Standard">
      <style:text-properties fo:color="#ed1c24" officeooo:rsid="0035650c" officeooo:paragraph-rsid="0035650c"/>
    </style:style>
    <style:style style:name="P72" style:family="paragraph" style:parent-style-name="Standard">
      <style:text-properties fo:color="#ed1c24" officeooo:rsid="001dff66" officeooo:paragraph-rsid="0035650c"/>
    </style:style>
    <style:style style:name="P73" style:family="paragraph" style:parent-style-name="Standard">
      <style:text-properties fo:color="#ed1c24" officeooo:rsid="00371c0d" officeooo:paragraph-rsid="00371c0d"/>
    </style:style>
    <style:style style:name="P74" style:family="paragraph" style:parent-style-name="Standard">
      <style:text-properties fo:color="#ed1c24" officeooo:rsid="003840db" officeooo:paragraph-rsid="003840db"/>
    </style:style>
    <style:style style:name="P75" style:family="paragraph" style:parent-style-name="Standard">
      <style:text-properties officeooo:rsid="00371c0d" officeooo:paragraph-rsid="00371c0d"/>
    </style:style>
    <style:style style:name="P76" style:family="paragraph" style:parent-style-name="Standard">
      <style:text-properties officeooo:rsid="003840db" officeooo:paragraph-rsid="003840db"/>
    </style:style>
    <style:style style:name="P77" style:family="paragraph" style:parent-style-name="Text_20_body">
      <style:text-properties fo:font-variant="normal" fo:text-transform="none" fo:color="#444444" style:font-name="Open Sans" fo:font-size="10.5pt" fo:letter-spacing="normal" fo:font-style="normal" fo:font-weight="normal" officeooo:rsid="00285ca2" officeooo:paragraph-rsid="00285ca2"/>
    </style:style>
    <style:style style:name="P78" style:family="paragraph" style:parent-style-name="Heading_20_2">
      <style:text-properties fo:font-variant="normal" fo:text-transform="none" fo:color="#444444" style:font-name="Open Sans" fo:font-size="10.5pt" fo:letter-spacing="normal" fo:font-style="normal" fo:font-weight="normal" officeooo:rsid="00285ca2" officeooo:paragraph-rsid="00285ca2"/>
    </style:style>
    <style:style style:name="P79" style:family="paragraph" style:parent-style-name="Preformatted_20_Text">
      <style:text-properties fo:font-variant="normal" fo:text-transform="none" fo:color="#000000" style:font-name="Montserrat" fo:font-size="10.5pt" fo:letter-spacing="normal" fo:font-style="normal" fo:font-weight="normal" officeooo:rsid="001dbf02" officeooo:paragraph-rsid="001dbf02"/>
    </style:style>
    <style:style style:name="T1" style:family="text">
      <style:text-properties officeooo:rsid="0015cb21"/>
    </style:style>
    <style:style style:name="T2" style:family="text">
      <style:text-properties officeooo:rsid="001c888b"/>
    </style:style>
    <style:style style:name="T3" style:family="text">
      <style:text-properties officeooo:rsid="00227cb3"/>
    </style:style>
    <style:style style:name="T4" style:family="text">
      <style:text-properties officeooo:rsid="00265680"/>
    </style:style>
    <style:style style:name="T5" style:family="text">
      <style:text-properties officeooo:rsid="0026f951"/>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baa22" style:font-style-asian="normal" style:font-style-complex="normal"/>
    </style:style>
    <style:style style:name="T9" style:family="text">
      <style:text-properties officeooo:rsid="0027b7cf"/>
    </style:style>
    <style:style style:name="T10" style:family="text">
      <style:text-properties officeooo:rsid="00285ca2"/>
    </style:style>
    <style:style style:name="T11" style:family="text">
      <style:text-properties officeooo:rsid="0028f9f2"/>
    </style:style>
    <style:style style:name="T12" style:family="text">
      <style:text-properties officeooo:rsid="002acaf1"/>
    </style:style>
    <style:style style:name="T13" style:family="text">
      <style:text-properties officeooo:rsid="002baa22"/>
    </style:style>
    <style:style style:name="T14" style:family="text">
      <style:text-properties officeooo:rsid="002c7140"/>
    </style:style>
    <style:style style:name="T15" style:family="text">
      <style:text-properties officeooo:rsid="002cacd2"/>
    </style:style>
    <style:style style:name="T16" style:family="text">
      <style:text-properties officeooo:rsid="002df98f"/>
    </style:style>
    <style:style style:name="T17" style:family="text">
      <style:text-properties fo:color="#ed1c24"/>
    </style:style>
    <style:style style:name="T18" style:family="text">
      <style:text-properties fo:color="#ed1c24" officeooo:rsid="0031ebbc"/>
    </style:style>
    <style:style style:name="T19" style:family="text">
      <style:text-properties fo:color="#ed1c24" officeooo:rsid="002acaf1"/>
    </style:style>
    <style:style style:name="T20" style:family="text">
      <style:text-properties fo:color="#ed1c24" officeooo:rsid="00265680"/>
    </style:style>
    <style:style style:name="T21" style:family="text">
      <style:text-properties fo:color="#ed1c24" officeooo:rsid="0027b7cf"/>
    </style:style>
    <style:style style:name="T22" style:family="text">
      <style:text-properties fo:color="#ed1c24" officeooo:rsid="00339640"/>
    </style:style>
    <style:style style:name="T23" style:family="text">
      <style:text-properties fo:color="#ed1c24" officeooo:rsid="0035650c"/>
    </style:style>
    <style:style style:name="T24" style:family="text">
      <style:text-properties fo:color="#ed1c24" officeooo:rsid="00371c0d"/>
    </style:style>
    <style:style style:name="T25" style:family="text">
      <style:text-properties fo:color="#ed1c24" officeooo:rsid="003840db"/>
    </style:style>
    <style:style style:name="T26" style:family="text">
      <style:text-properties officeooo:rsid="00339640"/>
    </style:style>
    <style:style style:name="T27" style:family="text">
      <style:text-properties officeooo:rsid="0035650c"/>
    </style:style>
    <style:style style:name="T28" style:family="text">
      <style:text-properties officeooo:rsid="003840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61532159" text:style-name="L1">
        <text:list-header>
          <text:p text:style-name="P19">ECF n°1 : <text:s text:c="4"/>LES BASES DU D<text:span text:style-name="T1">É</text:span>VELOPPEMENT</text:p>
        </text:list-header>
      </text:list>
      <text:p text:style-name="P1"/>
      <text:p text:style-name="P1"/>
      <text:p text:style-name="P6">LINUX</text:p>
      <text:p text:style-name="P1"/>
      <text:list xml:id="list130110257985387" text:continue-numbering="true" text:style-name="L1">
        <text:list-item>
          <text:p text:style-name="P19">Quelle est la commande qui permet de se déplacer dans l’arborescence système ?</text:p>
        </text:list-item>
      </text:list>
      <text:p text:style-name="P1"/>
      <text:p text:style-name="P51">Cd </text:p>
      <text:p text:style-name="P1"/>
      <text:list xml:id="list130110051353270" text:continue-numbering="true" text:style-name="L1">
        <text:list-item>
          <text:p text:style-name="P19">Quelle est la commande qui permet de visualiser le contenu d’un répertoire ?</text:p>
        </text:list-item>
      </text:list>
      <text:p text:style-name="P1"/>
      <text:p text:style-name="P51">Ls <text:s text:c="2"/><text:span text:style-name="T18">pwd(chemin absolu =à partir de la racine)</text:span></text:p>
      <text:p text:style-name="P1"/>
      <text:list xml:id="list130110560924223" text:continue-numbering="true" text:style-name="L1">
        <text:list-item>
          <text:p text:style-name="P19">Quelle est la ligne de commande fictive qui permet d’installer un paquet ?</text:p>
        </text:list-item>
      </text:list>
      <text:p text:style-name="P1"/>
      <text:p text:style-name="P51">apt <text:span text:style-name="T12">get <text:s text:c="3"/></text:span><text:span text:style-name="T19">sudo apt install nom du paquet</text:span></text:p>
      <text:p text:style-name="P1"/>
      <text:p text:style-name="P1"/>
      <text:list xml:id="list130110664857378" text:continue-numbering="true" text:style-name="L1">
        <text:list-item>
          <text:p text:style-name="P19">Quelle est la ligne de commande qui permettrait de supprimer un fichier à la racine ?</text:p>
        </text:list-item>
      </text:list>
      <text:p text:style-name="P1"/>
      <text:p text:style-name="P51">Rm/ <text:span text:style-name="T18">sudo rm</text:span></text:p>
      <text:p text:style-name="P1"/>
      <text:list xml:id="list130110990556699" text:continue-numbering="true" text:style-name="L1">
        <text:list-item>
          <text:p text:style-name="P19">Même question que la précédente pour un répertoire et son contenu ?</text:p>
        </text:list-item>
      </text:list>
      <text:p text:style-name="P1"/>
      <text:p text:style-name="P51">Rmdir <text:s text:c="2"/><text:span text:style-name="T18">sudo rm-r</text:span></text:p>
      <text:p text:style-name="P1"/>
      <text:list xml:id="list130111662678737" text:continue-numbering="true" text:style-name="L1">
        <text:list-item>
          <text:p text:style-name="P19">Quels sont les deux arguments à ajouter à la commande « ls » pour visualiser les détails des fichiers contenus dans un répertoire ?</text:p>
        </text:list-item>
      </text:list>
      <text:p text:style-name="P1"/>
      <text:p text:style-name="P1">-<text:span text:style-name="T4">l </text:span><text:span text:style-name="T20">-la</text:span></text:p>
      <text:p text:style-name="P1"/>
      <text:list xml:id="list130110625366202" text:continue-numbering="true" text:style-name="L1">
        <text:list-item>
          <text:p text:style-name="P19">Quelle est la commande qui permet d’afficher dans le terminal la documentation d’une commande ou d’un <text:span text:style-name="T1">e</text:span>x<text:span text:style-name="T1">é</text:span>cutable ?</text:p>
        </text:list-item>
      </text:list>
      <text:p text:style-name="P51">Man <text:span text:style-name="T18">nom</text:span></text:p>
      <text:p text:style-name="P1"/>
      <text:p text:style-name="P1"/>
      <text:list xml:id="list130111446451501" text:continue-numbering="true" text:style-name="L1">
        <text:list-item>
          <text:p text:style-name="P21">Qelle est la commande qui permet de revenir dans votre répertoire personnel ?</text:p>
        </text:list-item>
      </text:list>
      <text:p text:style-name="P2"/>
      <text:p text:style-name="P51">cd /Home <text:span text:style-name="T18">cd~</text:span></text:p>
      <text:p text:style-name="P2"/>
      <text:list xml:id="list130111634334898" text:continue-numbering="true" text:style-name="L1">
        <text:list-item>
          <text:p text:style-name="P21">Quelle est la commande qui permet de se rendre à la racine système ?</text:p>
        </text:list-item>
      </text:list>
      <text:p text:style-name="P2"/>
      <text:p text:style-name="P2"><text:span text:style-name="T4">cd </text:span>/</text:p>
      <text:p text:style-name="P2"/>
      <text:list xml:id="list130110801064861" text:continue-numbering="true" text:style-name="L1">
        <text:list-item>
          <text:p text:style-name="P21">Quelle est la ligne de commande qui permet à partir de votre dossier personnel de déplacer un fichier « essai.txt » qui se trouve dans Téléchargements vers la racine système en le renommant « essaiTransforme.txt » ?</text:p>
        </text:list-item>
      </text:list>
      <text:p text:style-name="P2"/>
      <text:p text:style-name="P52">mv essai.txt <text:span text:style-name="T6">Téléchargements</text:span><text:span text:style-name="T7"> /</text:span><text:span text:style-name="T8">mv essai.txt essaiTransforme.txt</text:span></text:p>
      <text:p text:style-name="P69">sudo mv Téléchargements /essai.txt /essai Transform.txt</text:p>
      <text:p text:style-name="P2"/>
      <text:p text:style-name="P2"/>
      <text:p text:style-name="P2"><text:soft-page-break/></text:p>
      <text:p text:style-name="P3">HTML/CSS</text:p>
      <text:p text:style-name="P2"/>
      <text:list xml:id="list130111785787179" text:continue-numbering="true" text:style-name="L1">
        <text:list-item>
          <text:p text:style-name="P21">Quelle est le code permettant d’afficher une page html basique intitulée « Ma Page » ? </text:p>
        </text:list-item>
      </text:list>
      <text:p text:style-name="P2"/>
      <text:p text:style-name="P53">&lt;!DOCTYPE html&gt;</text:p>
      <text:p text:style-name="P54">&lt;html lang="en"&gt;</text:p>
      <text:p text:style-name="P58"/>
      <text:p text:style-name="P54">&lt;head&gt;</text:p>
      <text:p text:style-name="P54">&lt;meta charset="UTF-8"&gt;</text:p>
      <text:p text:style-name="P54">&lt;meta name="viewport" content="width=device-width, initial-scale=1.0"&gt;</text:p>
      <text:p text:style-name="P54">&lt;meta http-equiv="X-UA-Compatible" content="ie=edge"&gt;</text:p>
      <text:p text:style-name="P54">&lt;title&gt;<text:span text:style-name="T5">Ma Page</text:span>&lt;/title&gt;</text:p>
      <text:p text:style-name="P57">&lt;/head&gt;</text:p>
      <text:p text:style-name="P69">&lt;/html&gt;</text:p>
      <text:list xml:id="list130111044351271" text:continue-numbering="true" text:style-name="L1">
        <text:list-item>
          <text:p text:style-name="P22">Quel est le tag complet permettant de lier un fichier « style.css » à sa page html ?</text:p>
        </text:list-item>
      </text:list>
      <text:p text:style-name="P7"/>
      <text:p text:style-name="P55">&lt;link rel="stylesheet" href="<text:span text:style-name="T5">style</text:span>.css"&gt;</text:p>
      <text:p text:style-name="P7"/>
      <text:p text:style-name="P7"/>
      <text:list xml:id="list130110290637955" text:continue-numbering="true" text:style-name="L1">
        <text:list-item>
          <text:p text:style-name="P22">Par rapport à la question précédente, quel est l’autre manière de déclarer du css ?</text:p>
        </text:list-item>
      </text:list>
      <text:p text:style-name="P7"/>
      <text:p text:style-name="P52">Dans <text:span text:style-name="T9">d</text:span>es balises <text:span text:style-name="T9">style &lt;div style= ………..&gt;&lt;/div&gt;</text:span><text:span text:style-name="T21"> dans le head</text:span></text:p>
      <text:p text:style-name="P7"/>
      <text:list xml:id="list130110814190316" text:continue-numbering="true" text:style-name="L1">
        <text:list-item>
          <text:p text:style-name="P22">Comment appelle-t-on les déclarations qu’on peut ajouter à une balise html ?</text:p>
        </text:list-item>
      </text:list>
      <text:p text:style-name="P7"/>
      <text:p text:style-name="P65">Des attributs</text:p>
      <text:p text:style-name="P7"/>
      <text:list xml:id="list130111331786341" text:continue-numbering="true" text:style-name="L1">
        <text:list-item>
          <text:p text:style-name="P22">Quelle implémentation des navigateurs permet ces déclarations ?</text:p>
        </text:list-item>
      </text:list>
      <text:p text:style-name="P7"/>
      <text:p text:style-name="P70">Le DOM</text:p>
      <text:p text:style-name="P7"/>
      <text:list xml:id="list130109970781051" text:continue-numbering="true" text:style-name="L1">
        <text:list-item>
          <text:p text:style-name="P24">Quelle est la balise html permettant de déclarer un titre de niveau 3 ?</text:p>
        </text:list-item>
      </text:list>
      <text:p text:style-name="P8"/>
      <text:p text:style-name="P59">&lt;h3&gt;&lt;/h3&gt;</text:p>
      <text:p text:style-name="P8"/>
      <text:list xml:id="list130111728647706" text:continue-numbering="true" text:style-name="L1">
        <text:list-item>
          <text:p text:style-name="P25">Quelle est la différence entre &lt;head&gt; et &lt;header&gt; ?</text:p>
        </text:list-item>
      </text:list>
      <text:p text:style-name="P59">On met dans le head tout ce dont le programme, le serveur ou autre on besoin pour interpréter et faire fonctionner la page (non visible sur la page). Le header est une zone de la page <text:s/>qu’on pourrait nommer « en-tête ».</text:p>
      <text:p text:style-name="P9"/>
      <text:p text:style-name="P9"/>
      <text:list xml:id="list130111481860640" text:continue-numbering="true" text:style-name="L1">
        <text:list-item>
          <text:p text:style-name="P25">Quel est le code css permettant de cibler une balise &lt;p&gt; d’id « paragraphe » et de lui appliquer une couleur de texte rouge ?</text:p>
        </text:list-item>
      </text:list>
      <text:p text:style-name="P9"/>
      <text:p text:style-name="P59">#paragraphe {</text:p>
      <text:p text:style-name="P59">color : red ;</text:p>
      <text:p text:style-name="P59">}</text:p>
      <text:p text:style-name="P9"/>
      <text:list xml:id="list130110971964741" text:continue-numbering="true" text:style-name="L1">
        <text:list-item>
          <text:p text:style-name="P25">Citez trois manières de déclarer une couleur en css.</text:p>
        </text:list-item>
      </text:list>
      <text:p text:style-name="P9"/>
      <text:p text:style-name="P59">Par son code informatique <text:span text:style-name="T13">exadécimal</text:span>, par son nom, <text:span text:style-name="T13">son pourventage</text:span></text:p>
      <text:p text:style-name="P9"><text:soft-page-break/></text:p>
      <text:list xml:id="list130111854078603" text:continue-numbering="true" text:style-name="L1">
        <text:list-item>
          <text:p text:style-name="P25">Quel est le code css qui permet d’appliquer une marge haute de 20px et un padding équivalent à tous les conteneurs div ?</text:p>
        </text:list-item>
      </text:list>
      <text:p text:style-name="P9"/>
      <text:p text:style-name="P59">margin-top : 20px ;</text:p>
      <text:p text:style-name="P61"><text:span text:style-name="T13">div{</text:span></text:p>
      <text:p text:style-name="P70">margin-top: 20px ;</text:p>
      <text:p text:style-name="P61">padding : 20px ;</text:p>
      <text:p text:style-name="P61"><text:span text:style-name="T13">}</text:span></text:p>
      <text:p text:style-name="P9"/>
      <text:list xml:id="list130111329937771" text:continue-numbering="true" text:style-name="L1">
        <text:list-item>
          <text:p text:style-name="P25">Quelle sera la déclaration média querie qui permettra de cibler les écrans dont la largeur se situe entre 640 et 1400px ?</text:p>
        </text:list-item>
      </text:list>
      <text:p text:style-name="P9"/>
      <text:p text:style-name="P60">@mé<text:span text:style-name="T22">e</text:span>dia screen <text:s/>and <text:span text:style-name="T26">{</text:span><text:span text:style-name="T22">(</text:span>max-width : 1400px, min-width : 640px) {</text:p>
      <text:p text:style-name="P60">}</text:p>
      <text:p text:style-name="P9"/>
      <text:list xml:id="list130111329793753" text:continue-numbering="true" text:style-name="L1">
        <text:list-item>
          <text:p text:style-name="P25">Citez au moins trois type d’&lt;input&gt;.</text:p>
        </text:list-item>
      </text:list>
      <text:p text:style-name="P9"/>
      <text:p text:style-name="P60">Button, style, email</text:p>
      <text:p text:style-name="P9"/>
      <text:p text:style-name="P9"/>
      <text:list xml:id="list130111904541458" text:continue-numbering="true" text:style-name="L1">
        <text:list-item>
          <text:p text:style-name="P27">Quel sera le résultat de la déclaration suivante ? #animé{color : red ; text-align : center;} ?</text:p>
        </text:list-item>
      </text:list>
      <text:p text:style-name="P10"/>
      <text:p text:style-name="P10"><text:tab/>« <text:span text:style-name="T10">animé » sera écrit en rouge et centré.</text:span></text:p>
      <text:p text:style-name="P10"/>
      <text:list xml:id="list130109867177733" text:continue-numbering="true" text:style-name="L1">
        <text:list-item>
          <text:p text:style-name="P27">Quelle est la différence entre class et id ?</text:p>
        </text:list-item>
      </text:list>
      <text:p text:style-name="P10"/>
      <text:p text:style-name="P60">L’id désigne un élément unique alors que la class peut être attribué à n’importe quel éléments.</text:p>
      <text:p text:style-name="P10"/>
      <text:list xml:id="list130111176629754" text:continue-numbering="true" text:style-name="L1">
        <text:list-item>
          <text:p text:style-name="P28">Vrai ou Faux. L’attribut « alt » dans une balise image est facultatif. </text:p>
        </text:list-item>
      </text:list>
      <text:h text:style-name="P78" text:outline-level="2">Faux</text:h>
      <text:list xml:id="list130111759363922" text:continue-numbering="true" text:style-name="L1">
        <text:list-item>
          <text:p text:style-name="P28">Comment indiquer à un robot de référencement de suivre les liens d’une page tout en lui interdisant d’indexer celle-ci ?</text:p>
        </text:list-item>
      </text:list>
      <text:p text:style-name="P11"/>
      <text:list xml:id="list130110455375280" text:continue-numbering="true" text:style-name="L1">
        <text:list-header>
          <text:p text:style-name="P29">&lt;meta name=robots" index="none" links="all"&gt;</text:p>
          <text:p text:style-name="P35">&lt;meta name=robots" content="noindex,fol<text:span text:style-name="T2">l</text:span>ow"&gt;</text:p>
          <text:p text:style-name="P29">&lt;meta name=robots" content="none" links="all"&gt;</text:p>
          <text:p text:style-name="P33">&lt;meta name=robots" index="none" follow="all"&gt;</text:p>
        </text:list-header>
      </text:list>
      <text:p text:style-name="P11"/>
      <text:p text:style-name="P31"/>
      <text:list xml:id="list130110581787013" text:continue-numbering="true" text:style-name="L1">
        <text:list-item>
          <text:p text:style-name="P28"><text:s/>Quelle balise utiliser pour regrouper les champs d’un formulaire en les entourant d’une bordure ?</text:p>
        </text:list-item>
      </text:list>
      <text:p text:style-name="P77">&lt;Form&gt; <text:span text:style-name="T23">&lt;field set&gt;</text:span></text:p>
      <text:list xml:id="list130110524384849" text:continue-numbering="true" text:style-name="L1">
        <text:list-item>
          <text:p text:style-name="P37">En CSS, que fait « border.dashed » ?</text:p>
        </text:list-item>
      </text:list>
      <text:h text:style-name="P78" text:outline-level="2">Des po<text:span text:style-name="T13">i</text:span>ntillés <text:span text:style-name="T23">traits discontinus</text:span></text:h>
      <text:list xml:id="list130110942441220" text:continue-numbering="true" text:style-name="L1">
        <text:list-item>
          <text:p text:style-name="P37">Quelle est la façon recommandée de centrer un bloc horizontalement ?</text:p>
        </text:list-item>
      </text:list>
      <text:p text:style-name="P12"/>
      <text:list xml:id="list130111217355750" text:continue-numbering="true" text:style-name="L1">
        <text:list-header>
          <text:p text:style-name="P30">Position : center;</text:p>
          <text:p text:style-name="P36">Margin-left : auto; margin-right:auto; width : 500px ;</text:p>
          <text:p text:style-name="P34">l’attribut text-align="center"</text:p>
          <text:p text:style-name="P30">la balise &lt;center&gt;</text:p>
        </text:list-header>
      </text:list>
      <text:p text:style-name="P32"><text:soft-page-break/></text:p>
      <text:list xml:id="list130110358045926" text:continue-numbering="true" text:style-name="L1">
        <text:list-item>
          <text:p text:style-name="P38">Quelle propriété en Css3 permet d’appliquer une ombre portée à un élément ?</text:p>
        </text:list-item>
      </text:list>
      <text:p text:style-name="P13"/>
      <text:p text:style-name="P62">box-shadow</text:p>
      <text:p text:style-name="P13"/>
      <text:p text:style-name="P4">JAVASCRIPT</text:p>
      <text:p text:style-name="P4"/>
      <text:list xml:id="list130110814539844" text:continue-numbering="true" text:style-name="L1">
        <text:list-item>
          <text:p text:style-name="P38">Quelle déclaration html permet de lier un fichier JS externalisé  ?</text:p>
        </text:list-item>
      </text:list>
      <text:p text:style-name="P67"/>
      <text:p text:style-name="P67">&lt;script type="text/javascript"&gt; src= »monscript.js&gt; &lt;/script&gt;</text:p>
      <text:p text:style-name="P71">&lt;script src ...</text:p>
      <text:p text:style-name="P79"/>
      <text:p text:style-name="P67"/>
      <text:list xml:id="list130110831350554" text:continue-numbering="true" text:style-name="L1">
        <text:list-item>
          <text:p text:style-name="P38">Quel autre moyen avez-vous pour déclarer du JS dans votre page ?</text:p>
        </text:list-item>
      </text:list>
      <text:p text:style-name="P13"/>
      <text:p text:style-name="P66">Entre deux balises &lt;script&gt;</text:p>
      <text:p text:style-name="P13"/>
      <text:list xml:id="list130111397767060" text:continue-numbering="true" text:style-name="L1">
        <text:list-item>
          <text:p text:style-name="P38">Quelle est la manière la plus basique d’initialiser une variable Javascript ?</text:p>
        </text:list-item>
      </text:list>
      <text:p text:style-name="P13"/>
      <text:p text:style-name="P66">Variable () {</text:p>
      <text:p text:style-name="P66">}</text:p>
      <text:p text:style-name="P71">var … ;</text:p>
      <text:list xml:id="list130110298048265" text:continue-numbering="true" text:style-name="L1">
        <text:list-item>
          <text:p text:style-name="P40">Ecrivez une fonction javascript qui cible un élément html d’id « contenu » et lui applique une couleur de fond verte.</text:p>
        </text:list-item>
      </text:list>
      <text:p text:style-name="P68">&lt;script&gt;</text:p>
      <text:p text:style-name="P62">&lt;script <text:span text:style-name="T16">type</text:span>&gt;</text:p>
      <text:p text:style-name="P41"><text:tab/><text:span text:style-name="T15">&lt;div id = " contenu"&gt;</text:span></text:p>
      <text:p text:style-name="P14"/>
      <text:p text:style-name="P68">function couleur () {</text:p>
      <text:p text:style-name="P68">var = document.getElementById("contenu")</text:p>
      <text:p text:style-name="P68">}</text:p>
      <text:p text:style-name="P66">&lt;/script&gt;</text:p>
      <text:p text:style-name="P72">d<text:span text:style-name="T27">ocument.getElementById ("contenu").style("background-color", "red")</text:span></text:p>
      <text:p text:style-name="P14"/>
      <text:list xml:id="list130110865060594" text:continue-numbering="true" text:style-name="L1">
        <text:list-item>
          <text:p text:style-name="P40">Ecrivez toutes les déclarations nécessaires <text:s/>qui permettent de tester si une variable est supérieure à 3. Si elle est effectivement supérieure, incrémentez la sinon décrémentez la.</text:p>
        </text:list-item>
      </text:list>
      <text:p text:style-name="P66">if</text:p>
      <text:p text:style-name="P62">var&gt;3</text:p>
      <text:p text:style-name="P14"/>
      <text:p text:style-name="P71">var nombre= 13 ;</text:p>
      <text:p text:style-name="P71">if(nombre&gt;3)</text:p>
      <text:p text:style-name="P71"><text:tab/>nombre++</text:p>
      <text:p text:style-name="P73">else </text:p>
      <text:p text:style-name="P73"><text:tab/>nombre ...</text:p>
      <text:p text:style-name="P14"/>
      <text:list xml:id="list130110587445930" text:continue-numbering="true" text:style-name="L1">
        <text:list-item>
          <text:p text:style-name="P42">Quels sont les symboles des opérateurs arithmétiques utilisés en Javascript ?</text:p>
        </text:list-item>
      </text:list>
      <text:p text:style-name="P15"/>
      <text:p text:style-name="P63">+ <text:s text:c="3"/>- <text:s text:c="2"/>/ <text:s text:c="2"/>*  <text:s text:c="2"/>% <text:s text:c="2"/>** <text:s text:c="2"/></text:p>
      <text:p text:style-name="P15"/>
      <text:p text:style-name="P15"/>
      <text:list xml:id="list130111899491857" text:continue-numbering="true" text:style-name="L1">
        <text:list-item>
          <text:p text:style-name="P43">Quel est le modulo 2 de 10 ? Même question pour 9.</text:p>
        </text:list-item>
      </text:list>
      <text:p text:style-name="P16"/>
      <text:p text:style-name="P62">0,2<text:span text:style-name="T17">%2</text:span><text:span text:style-name="T24">=0</text:span></text:p>
      <text:p text:style-name="P73"><text:soft-page-break/>9=1</text:p>
      <text:p text:style-name="P16"/>
      <text:list xml:id="list130111215085972" text:continue-numbering="true" text:style-name="L1">
        <text:list-item>
          <text:p text:style-name="P43">Comment déclarer pi en javascript ?</text:p>
        </text:list-item>
      </text:list>
      <text:p text:style-name="P16"/>
      <text:p text:style-name="P62">Math.PI</text:p>
      <text:p text:style-name="P16"/>
      <text:list xml:id="list130111062839121" text:continue-numbering="true" text:style-name="L1">
        <text:list-item>
          <text:p text:style-name="P43">Quelle stratégie adoptée pour vérifier qu’un nombre est pair en programmation ?</text:p>
        </text:list-item>
      </text:list>
      <text:p text:style-name="P16"/>
      <text:p text:style-name="P75">Ecrire une fonction <text:span text:style-name="T17">utiliser un modulo</text:span></text:p>
      <text:p text:style-name="P16"/>
      <text:list xml:id="list130111873579585" text:continue-numbering="true" text:style-name="L1">
        <text:list-item>
          <text:p text:style-name="P46">Ecrivez le code qui permet de répondre à la question précédente.</text:p>
        </text:list-item>
      </text:list>
      <text:p text:style-name="P17"/>
      <text:p text:style-name="P45">i<text:span text:style-name="T14">f (nombre==0)</text:span></text:p>
      <text:p text:style-name="P45"><text:tab/><text:span text:style-name="T14">pair</text:span></text:p>
      <text:p text:style-name="P66">else</text:p>
      <text:p text:style-name="P45"><text:tab/><text:span text:style-name="T14">impair</text:span></text:p>
      <text:p text:style-name="P75">if(x % ==0)</text:p>
      <text:p text:style-name="P17"/>
      <text:p text:style-name="P5">DIVERS</text:p>
      <text:p text:style-name="P5"/>
      <text:list xml:id="list130111600064068" text:continue-numbering="true" text:style-name="L1">
        <text:list-item>
          <text:p text:style-name="P46">Quels sont les différents types de variable qu’on peut déclarer en programmation</text:p>
        </text:list-item>
      </text:list>
      <text:p text:style-name="P17"/>
      <text:p text:style-name="P62">Entier, booléen, caractère, flottant <text:span text:style-name="T24">string, number, boolean, array, objet</text:span></text:p>
      <text:p text:style-name="P17"/>
      <text:list xml:id="list130111744325467" text:continue-numbering="true" text:style-name="L1">
        <text:list-item>
          <text:p text:style-name="P46">On considère A comme étant égale à 3 et B comme étant égal à 5. Ecrivez l’algorithme qui vous permet d’intervertir la valeur de A et de B.</text:p>
        </text:list-item>
      </text:list>
      <text:p text:style-name="P17"/>
      <text:p text:style-name="P17"/>
      <text:p text:style-name="P62">A :3</text:p>
      <text:p text:style-name="P62">B :5</text:p>
      <text:p text:style-name="P17">A:=<text:span text:style-name="T11">A+B</text:span></text:p>
      <text:p text:style-name="P62">B:=A-B</text:p>
      <text:p text:style-name="P62">A:=A-B</text:p>
      <text:p text:style-name="P75">début</text:p>
      <text:p text:style-name="P75">Co Déclaration des variable FCO</text:p>
      <text:p text:style-name="P75">Int A=3</text:p>
      <text:p text:style-name="P75">Int B=5</text:p>
      <text:p text:style-name="P75">Int C</text:p>
      <text:p text:style-name="P75">Co </text:p>
      <text:p text:style-name="P75">C=B</text:p>
      <text:p text:style-name="P75">B=A</text:p>
      <text:p text:style-name="P75">A=C</text:p>
      <text:p text:style-name="P17"/>
      <text:list xml:id="list130111112676337" text:continue-numbering="true" text:style-name="L1">
        <text:list-item>
          <text:p text:style-name="P46">Quel est le langage de structure de données utilisé pour déclarer des snippets dans visual studio code ?</text:p>
        </text:list-item>
      </text:list>
      <text:p text:style-name="P17"/>
      <text:p text:style-name="P74">json</text:p>
      <text:p text:style-name="P17"/>
      <text:p text:style-name="P17"/>
      <text:list xml:id="list130110029598838" text:continue-numbering="true" text:style-name="L1">
        <text:list-item>
          <text:p text:style-name="P48">Ecrivez le code permettant de déclarer la snippet de : <text:s/>console.log(‘ je suis une snippet ‘) ;</text:p>
        </text:list-item>
      </text:list>
      <text:p text:style-name="P18"/>
      <text:p text:style-name="P18"/>
      <text:p text:style-name="P76"><text:soft-page-break/>"Description" : {</text:p>
      <text:p text:style-name="P18"><text:tab/>"<text:span text:style-name="T28">prefixe" : {</text:span></text:p>
      <text:p text:style-name="P76"><text:tab/>"body" : {</text:p>
      <text:p text:style-name="P76"><text:tab/><text:tab/>}</text:p>
      <text:p text:style-name="P76"><text:tab/>}</text:p>
      <text:p text:style-name="P76"/>
      <text:p text:style-name="P76">}</text:p>
      <text:list xml:id="list130111986223615" text:continue-numbering="true" text:style-name="L1">
        <text:list-item>
          <text:p text:style-name="P48">Considérez l’algorithme suivant :</text:p>
        </text:list-item>
      </text:list>
      <text:p text:style-name="P18"/>
      <text:p text:style-name="P18"><text:tab/>Début</text:p>
      <text:p text:style-name="P18"><text:tab/><text:tab/>CAR <text:s/>text</text:p>
      <text:p text:style-name="P18"><text:tab/><text:tab/>text ← les algorithmes sont essentielles</text:p>
      <text:p text:style-name="P18"><text:tab/><text:tab/>Ecrire(text)</text:p>
      <text:p text:style-name="P18"><text:tab/>Fin</text:p>
      <text:p text:style-name="P18"><text:tab/></text:p>
      <text:p text:style-name="P18"><text:tab/>Ecrivez cette algorithme en javascript puis en php.</text:p>
      <text:p text:style-name="P18"/>
      <text:p text:style-name="P56">&lt;script&gt;</text:p>
      <text:p text:style-name="P18"><text:tab/><text:span text:style-name="T15">var mot= </text:span></text:p>
      <text:p text:style-name="P18"/>
      <text:p text:style-name="P74">var text= "…." ;</text:p>
      <text:p text:style-name="P74">alert(text) ;</text:p>
      <text:p text:style-name="P18"/>
      <text:p text:style-name="P76">$text="…"</text:p>
      <text:p text:style-name="P50"/>
      <text:list xml:id="list130110937278768" text:continue-numbering="true" text:style-name="L1">
        <text:list-item>
          <text:p text:style-name="P48">Quels sont les deux protocoles les plus courants utilisés pour effectuer des requêtes à un serveur ?</text:p>
        </text:list-item>
      </text:list>
      <text:p text:style-name="P64">Http, Https</text:p>
      <text:p text:style-name="P18"/>
      <text:p text:style-name="P18"/>
      <text:list xml:id="list130111696134488" text:continue-numbering="true" text:style-name="L1">
        <text:list-item>
          <text:p text:style-name="P48">Quelles sont les appellations des trois architecture réseau que nous avons étudié ?</text:p>
        </text:list-item>
      </text:list>
      <text:p text:style-name="P74">N-tiers <text:s text:c="3"/>3-tiers <text:s text:c="3"/>1-tiers</text:p>
      <text:p text:style-name="P18"/>
      <text:list xml:id="list130110696135418" text:continue-numbering="true" text:style-name="L1">
        <text:list-item>
          <text:p text:style-name="P48">Comment s’appelle le protocole de transfert de fichier ?</text:p>
        </text:list-item>
      </text:list>
      <text:p text:style-name="P18"/>
      <text:p text:style-name="P64">FPT <text:s text:c="5"/></text:p>
      <text:p text:style-name="P18"/>
      <text:p text:style-name="P18"/>
      <text:list xml:id="list130111638531868" text:continue-numbering="true" text:style-name="L1">
        <text:list-item>
          <text:p text:style-name="P48">Vrai ou Faux. Php est un langage compilé.</text:p>
        </text:list-item>
      </text:list>
      <text:p text:style-name="P18"/>
      <text:p text:style-name="P64">faux</text:p>
      <text:p text:style-name="P18"/>
      <text:list xml:id="list130111533576321" text:continue-numbering="true" text:style-name="L1">
        <text:list-item>
          <text:p text:style-name="P48"><text:span text:style-name="T3">Dans quel cas on peut se permettre (c’est même conseillé) de na pas fermer les bornes php</text:span> ?</text:p>
        </text:list-item>
      </text:list>
      <text:p text:style-name="P64"/>
      <text:p text:style-name="P64">Pour éviter les erreurs (caractère null ou blanc) et ne pas avoir un page blanche.</text:p>
      <text:p text:style-name="P74">Quand le fichier ne contient que du php.</text:p>
      <text:list xml:id="list130110877585385" text:continue-numbering="true" text:style-name="L1">
        <text:list-header>
          <text:p text:style-name="P30"/>
        </text:list-header>
      </text:list>
      <text:p text:style-name="P11"/>
      <text:list xml:id="list130111053838655" text:continue-numbering="true" text:style-name="L1">
        <text:list-header>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Montserrat" svg:font-family="Montserrat, sans-serif"/>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10:05:43.874980505</meta:creation-date>
    <dc:date>2019-08-05T13:01:09.697448291</dc:date>
    <meta:editing-duration>PT2H3M41S</meta:editing-duration>
    <meta:editing-cycles>11</meta:editing-cycles>
    <meta:generator>LibreOffice/6.0.7.3$Linux_X86_64 LibreOffice_project/00m0$Build-3</meta:generator>
    <meta:document-statistic meta:table-count="0" meta:image-count="0" meta:object-count="0" meta:page-count="6" meta:paragraph-count="178" meta:word-count="1203" meta:character-count="7033" meta:non-whitespace-character-count="5984"/>
  </office:meta>
</office:document-meta>
</file>